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flowchart">
      <style:graphic-properties draw:fill-color="#ffffcc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gr7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9" style:family="graphic" style:parent-style-name="standard">
      <style:graphic-properties draw:stroke="solid" draw:stroke-dash="Fine_20_Dashed_20__28_var_29_" draw:textarea-horizontal-align="justify" draw:textarea-vertical-align="middle" draw:auto-grow-height="false"/>
    </style:style>
    <style:style style:name="gr10" style:family="graphic" style:parent-style-name="standard">
      <style:graphic-properties draw:stroke="solid" draw:stroke-dash="Fine_20_Dashed_20__28_var_29_" draw:fill="solid" draw:fill-color="#ccffff" draw:textarea-horizontal-align="justify" draw:textarea-vertical-align="middle" draw:auto-grow-height="false"/>
    </style:style>
    <style:style style:name="gr11" style:family="graphic" style:parent-style-name="standard">
      <style:graphic-properties draw:stroke="solid" draw:stroke-dash="Fine_20_Dashed_20__28_var_29_" draw:fill="solid" draw:fill-color="#ff00ff" draw:textarea-horizontal-align="justify" draw:textarea-vertical-align="middle" draw:auto-grow-height="false" fo:wrap-option="wrap"/>
    </style:style>
    <style:style style:name="gr12" style:family="graphic" style:parent-style-name="standard">
      <style:graphic-properties draw:stroke="solid" draw:stroke-dash="Fine_20_Dashed_20__28_var_29_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solid" draw:stroke-dash="Fine_20_Dashed_20__28_var_29_" draw:fill-color="#ffd32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8pt" style:font-size-complex="18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flowchart" draw:id="id4" draw:layer="layout" svg:width="4.78cm" svg:height="1.27cm" svg:x="7.985cm" svg:y="6.715cm">
            <text:p>Find help policy choices made for each transaction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flowchart" draw:id="id11" draw:layer="layout" svg:width="4.145cm" svg:height="1.27cm" svg:x="7.985cm" svg:y="12.43cm">
            <text:p>Measure mastery of each KC at each step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flowchart" draw:id="id3" draw:layer="layout" svg:width="3.175cm" svg:height="1.27cm" svg:x="4.175cm" svg:y="14.335cm">
            <text:p>Student logs</text:p>
  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  </draw:custom-shape>
          <draw:custom-shape draw:style-name="gr1" draw:id="id6" draw:layer="layout" svg:width="3.81cm" svg:height="1.27cm" svg:x="8.62cm" svg:y="4.81cm">
            <text:p>Select help-giving policies to be varied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id="id9" draw:layer="layout" svg:width="3.175cm" svg:height="1.27cm" svg:x="2.27cm" svg:y="4.81cm">
            <text:p>Theories of help giving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flowchart" draw:id="id1" draw:layer="layout" svg:width="3.675cm" svg:height="1.57cm" svg:x="13.065cm" svg:y="12.13cm">
            <text:p>Find optimum help-giving policy as function of stat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flowchart" draw:id="id5" draw:layer="layout" svg:width="4.445cm" svg:height="1.27cm" svg:x="7.985cm" svg:y="10.525cm">
            <text:p>Find student state for each transaction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flowchart" draw:id="id7" draw:layer="layout" svg:width="4.68cm" svg:height="1.27cm" svg:x="7.985cm" svg:y="8.62cm">
            <text:p>Select features that describe student stat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flowchart" draw:id="id10" draw:layer="layout" svg:width="2.54cm" svg:height="1.27cm" svg:x="2.27cm" svg:y="8.62cm">
            <text:p>Theories of learning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flowchart" draw:id="id2" draw:layer="layout" svg:width="3.81cm" svg:height="1.27cm" svg:x="9.255cm" svg:y="14.335cm">
            <text:p>Use help-giving policy on student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flowchart" draw:layer="layout" svg:x1="14.902cm" svg:y1="13.7cm" svg:x2="13.065cm" svg:y2="14.969cm" draw:start-shape="id1" draw:start-glue-point="6" draw:end-shape="id2" draw:end-glue-point="7" svg:d="m14902 13700v1269h-1837">
            <text:p/>
          </draw:connector>
          <draw:connector draw:style-name="flowchart" draw:layer="layout" svg:x1="9.255cm" svg:y1="14.969cm" svg:x2="7.35cm" svg:y2="14.97cm" draw:start-shape="id2" draw:start-glue-point="5" draw:end-shape="id3" draw:end-glue-point="1" svg:d="m9255 14969h-952v1h-953">
            <text:p/>
          </draw:connector>
          <draw:connector draw:style-name="flowchart" draw:layer="layout" svg:x1="12.765cm" svg:y1="7.349cm" svg:x2="14.902cm" svg:y2="12.13cm" draw:start-shape="id4" draw:start-glue-point="7" draw:end-shape="id1" draw:end-glue-point="4" svg:d="m12765 7349h2137v4781">
            <text:p/>
          </draw:connector>
          <draw:connector draw:style-name="flowchart" draw:layer="layout" svg:x1="12.43cm" svg:y1="11.159cm" svg:x2="14.902cm" svg:y2="12.13cm" draw:start-shape="id5" draw:start-glue-point="7" draw:end-shape="id1" draw:end-glue-point="4" svg:d="m12430 11159h2472v971">
            <text:p/>
          </draw:connector>
          <draw:connector draw:style-name="flowchart" draw:layer="layout" svg:x1="10.524cm" svg:y1="6.08cm" svg:x2="10.374cm" svg:y2="6.715cm" draw:start-shape="id6" draw:start-glue-point="6" draw:end-shape="id4" draw:end-glue-point="4" svg:d="m10524 6080v318h-150v317">
            <text:p/>
          </draw:connector>
          <draw:connector draw:style-name="flowchart" draw:layer="layout" svg:x1="10.324cm" svg:y1="9.89cm" svg:x2="10.207cm" svg:y2="10.525cm" draw:start-shape="id7" draw:start-glue-point="6" draw:end-shape="id5" draw:end-glue-point="4" svg:d="m10324 9890v318h-117v317">
            <text:p/>
          </draw:connector>
          <draw:connector draw:style-name="flowchart" draw:layer="layout" svg:x1="5.444cm" svg:y1="12.43cm" svg:x2="7.985cm" svg:y2="11.159cm" draw:start-shape="id8" draw:start-glue-point="4" draw:end-shape="id5" draw:end-glue-point="5" svg:d="m5444 12430v-1271h2541">
            <text:p/>
          </draw:connector>
          <draw:connector draw:style-name="flowchart" draw:layer="layout" svg:x1="5.444cm" svg:y1="12.43cm" svg:x2="7.985cm" svg:y2="7.349cm" draw:start-shape="id8" draw:start-glue-point="4" draw:end-shape="id4" draw:end-glue-point="5" svg:d="m5444 12430v-5081h2541">
            <text:p/>
          </draw:connector>
          <draw:connector draw:style-name="flowchart" draw:layer="layout" svg:x1="5.445cm" svg:y1="5.444cm" svg:x2="8.62cm" svg:y2="5.444cm" draw:start-shape="id9" draw:start-glue-point="7" draw:end-shape="id6" draw:end-glue-point="5" svg:d="m5445 5444h3175">
            <text:p/>
          </draw:connector>
          <draw:connector draw:style-name="flowchart" draw:layer="layout" svg:x1="4.81cm" svg:y1="9.254cm" svg:x2="7.985cm" svg:y2="9.254cm" draw:start-shape="id10" draw:start-glue-point="7" draw:end-shape="id7" draw:end-glue-point="5" svg:d="m4810 9254h3175">
            <text:p/>
          </draw:connector>
          <draw:connector draw:style-name="flowchart" draw:layer="layout" svg:x1="12.13cm" svg:y1="13.064cm" svg:x2="13.065cm" svg:y2="12.914cm" draw:start-shape="id11" draw:start-glue-point="7" draw:end-shape="id1" draw:end-glue-point="5" svg:d="m12130 13064h467v-150h468">
            <text:p/>
          </draw:connector>
          <draw:custom-shape draw:style-name="flowchart" draw:id="id8" draw:layer="layout" svg:width="2.54cm" svg:height="1.27cm" svg:x="4.175cm" svg:y="12.43cm">
            <text:p>Extract transaction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flowchart" draw:layer="layout" svg:x1="5.762cm" svg:y1="14.335cm" svg:x2="5.445cm" svg:y2="13.7cm" draw:start-shape="id3" draw:start-glue-point="4" draw:end-shape="id8" draw:end-glue-point="2" svg:d="m5762 14335v-317h-317v-318">
            <text:p/>
          </draw:connector>
          <draw:custom-shape draw:style-name="gr1" draw:id="id12" draw:layer="layout" svg:width="2.54cm" svg:height="1.27cm" svg:x="16.24cm" svg:y="14.335cm">
            <text:p>Random help policy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1" draw:layer="layout" svg:x1="12.43cm" svg:y1="5.444cm" svg:x2="17.509cm" svg:y2="14.335cm" draw:start-shape="id6" draw:start-glue-point="7" draw:end-shape="id12" draw:end-glue-point="4" svg:d="m12430 5444h5079v8891">
            <text:p/>
          </draw:connector>
          <draw:connector draw:style-name="gr2" draw:text-style-name="P1" draw:layer="layout" svg:x1="17.509cm" svg:y1="15.605cm" svg:x2="11.159cm" svg:y2="15.605cm" draw:start-shape="id12" draw:start-glue-point="6" draw:end-shape="id2" draw:end-glue-point="6" svg:d="m17509 15605v514h-6350v-514">
            <text:p/>
          </draw:connector>
          <draw:connector draw:style-name="gr2" draw:text-style-name="P1" draw:layer="layout" svg:x1="6.715cm" svg:y1="13.064cm" svg:x2="7.985cm" svg:y2="13.064cm" draw:start-shape="id8" draw:start-glue-point="7" draw:end-shape="id11" draw:end-glue-point="5" svg:d="m6715 13064h1270">
            <text:p/>
          </draw:connector>
        </draw:g>
      </draw:page>
      <draw:page draw:name="page2" draw:style-name="dp1" draw:master-page-name="Default">
        <draw:g>
          <draw:line draw:style-name="gr3" draw:text-style-name="P1" draw:layer="layout" svg:x1="3.519cm" svg:y1="10.742cm" svg:x2="3.519cm" svg:y2="11.139cm">
            <text:p/>
          </draw:line>
          <draw:line draw:style-name="gr2" draw:text-style-name="P1" draw:layer="layout" svg:x1="2.27cm" svg:y1="11.16cm" svg:x2="2.275cm" svg:y2="8.335cm">
            <text:p/>
          </draw:line>
          <draw:polyline draw:style-name="gr4" draw:text-style-name="P1" draw:layer="layout" svg:width="15.631cm" svg:height="1.081cm" svg:x="2.513cm" svg:y="9.472cm" svg:viewBox="0 0 15632 1082" draw:points="0,1082 9917,1053 9922,0 15632,18">
            <text:p/>
          </draw:polyline>
          <draw:frame draw:style-name="gr5" draw:text-style-name="P2" draw:layer="layout" svg:width="3.245cm" svg:height="0.806cm" svg:x="1.635cm" svg:y="7.418cm">
            <draw:text-box>
              <text:p><text:span text:style-name="T1">Skill mastery</text:span></text:p>
            </draw:text-box>
          </draw:frame>
          <draw:g>
            <draw:frame draw:style-name="gr6" draw:text-style-name="P3" draw:layer="layout" svg:width="3.175cm" svg:height="0.885cm" svg:x="16.24cm" svg:y="11.545cm">
              <draw:text-box>
                <text:p><text:span text:style-name="T2">transaction</text:span></text:p>
              </draw:text-box>
            </draw:frame>
            <draw:line draw:style-name="gr2" draw:text-style-name="P1" draw:layer="layout" svg:x1="2.27cm" svg:y1="11.16cm" svg:x2="19.415cm" svg:y2="11.16cm">
              <text:p/>
            </draw:line>
            <draw:line draw:style-name="gr3" draw:text-style-name="P1" draw:layer="layout" svg:x1="3.519cm" svg:y1="10.743cm" svg:x2="3.54cm" svg:y2="11.16cm">
              <text:p/>
            </draw:line>
            <draw:line draw:style-name="gr3" draw:text-style-name="P1" draw:layer="layout" svg:x1="6.059cm" svg:y1="10.743cm" svg:x2="6.08cm" svg:y2="11.16cm">
              <text:p/>
            </draw:line>
            <draw:line draw:style-name="gr3" draw:text-style-name="P1" draw:layer="layout" svg:x1="8.599cm" svg:y1="10.743cm" svg:x2="8.62cm" svg:y2="11.16cm">
              <text:p/>
            </draw:line>
            <draw:line draw:style-name="gr3" draw:text-style-name="P1" draw:layer="layout" svg:x1="11.139cm" svg:y1="10.743cm" svg:x2="11.16cm" svg:y2="11.16cm">
              <text:p/>
            </draw:line>
            <draw:line draw:style-name="gr3" draw:text-style-name="P1" draw:layer="layout" svg:x1="13.679cm" svg:y1="10.743cm" svg:x2="13.7cm" svg:y2="11.16cm">
              <text:p/>
            </draw:line>
            <draw:line draw:style-name="gr3" draw:text-style-name="P1" draw:layer="layout" svg:x1="16.24cm" svg:y1="10.743cm" svg:x2="16.261cm" svg:y2="11.16cm">
              <text:p/>
            </draw:line>
          </draw:g>
          <draw:frame draw:style-name="gr5" draw:text-style-name="P3" draw:layer="layout" svg:width="0.773cm" svg:height="0.806cm" svg:x="1.476cm" svg:y="10.155cm">
            <draw:text-box>
              <text:p><text:span text:style-name="T2">0</text:span></text:p>
            </draw:text-box>
          </draw:frame>
          <draw:frame draw:style-name="gr5" draw:text-style-name="P3" draw:layer="layout" svg:width="0.773cm" svg:height="0.806cm" svg:x="1.471cm" svg:y="9.076cm">
            <draw:text-box>
              <text:p><text:span text:style-name="T2">1</text:span></text:p>
            </draw:text-box>
          </draw:frame>
          <draw:line draw:style-name="gr7" draw:text-style-name="P4" draw:layer="layout" svg:x1="2.222cm" svg:y1="9.525cm" svg:x2="12.435cm" svg:y2="9.499cm">
            <text:p/>
          </draw:line>
          <draw:line draw:style-name="gr7" draw:text-style-name="P4" draw:layer="layout" svg:x1="2.275cm" svg:y1="10.504cm" svg:x2="18.124cm" svg:y2="10.504cm">
            <text:p/>
          </draw:line>
          <draw:custom-shape draw:style-name="gr8" draw:text-style-name="P4" draw:layer="layout" svg:width="3.673cm" svg:height="1.27cm" svg:x="4.947cm" svg:y="8.015cm">
            <text:p text:style-name="P1"><text:span text:style-name="T2">less effective help?</text:span></text:p>
            <draw:enhanced-geometry svg:viewBox="0 0 21600 21600" draw:text-areas="800 800 20800 20800" draw:type="round-rectangular-callout" draw:modifiers="5920.30484485574 37353.8945712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8" draw:text-style-name="P4" draw:layer="layout" svg:width="4.355cm" svg:height="1.27cm" svg:x="9.339cm" svg:y="7.35cm">
            <text:p text:style-name="P1"><text:span text:style-name="T2">Help precedes learning</text:span></text:p>
            <draw:enhanced-geometry svg:viewBox="0 0 21600 21600" draw:text-areas="800 800 20800 20800" draw:type="round-rectangular-callout" draw:modifiers="8791.73553719008 41908.41856805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g>
          <draw:g>
            <draw:frame draw:style-name="gr6" draw:text-style-name="P3" draw:layer="layout" svg:width="3.175cm" svg:height="0.885cm" svg:x="16.24cm" svg:y="20.217cm">
              <draw:text-box>
                <text:p><text:span text:style-name="T2">transaction</text:span></text:p>
              </draw:text-box>
            </draw:frame>
            <draw:line draw:style-name="gr2" draw:text-style-name="P1" draw:layer="layout" svg:x1="2.27cm" svg:y1="19.832cm" svg:x2="19.415cm" svg:y2="19.832cm">
              <text:p/>
            </draw:line>
            <draw:line draw:style-name="gr3" draw:text-style-name="P1" draw:layer="layout" svg:x1="3.519cm" svg:y1="19.415cm" svg:x2="3.54cm" svg:y2="19.832cm">
              <text:p/>
            </draw:line>
            <draw:line draw:style-name="gr3" draw:text-style-name="P1" draw:layer="layout" svg:x1="6.059cm" svg:y1="19.415cm" svg:x2="6.08cm" svg:y2="19.832cm">
              <text:p/>
            </draw:line>
            <draw:line draw:style-name="gr3" draw:text-style-name="P1" draw:layer="layout" svg:x1="8.599cm" svg:y1="19.415cm" svg:x2="8.62cm" svg:y2="19.832cm">
              <text:p/>
            </draw:line>
            <draw:line draw:style-name="gr3" draw:text-style-name="P1" draw:layer="layout" svg:x1="11.139cm" svg:y1="19.415cm" svg:x2="11.16cm" svg:y2="19.832cm">
              <text:p/>
            </draw:line>
            <draw:line draw:style-name="gr3" draw:text-style-name="P1" draw:layer="layout" svg:x1="13.679cm" svg:y1="19.415cm" svg:x2="13.7cm" svg:y2="19.832cm">
              <text:p/>
            </draw:line>
            <draw:line draw:style-name="gr3" draw:text-style-name="P1" draw:layer="layout" svg:x1="16.24cm" svg:y1="19.415cm" svg:x2="16.261cm" svg:y2="19.832cm">
              <text:p/>
            </draw:line>
          </draw:g>
          <draw:custom-shape draw:style-name="gr9" draw:text-style-name="P4" draw:layer="layout" svg:width="1.905cm" svg:height="0.635cm" svg:x="2.72cm" svg:y="18.356cm">
            <text:p text:style-name="P1"><text:span text:style-name="T2">State 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4" draw:layer="layout" svg:width="1.905cm" svg:height="0.635cm" svg:x="5.181cm" svg:y="18.356cm">
            <text:p text:style-name="P1"><text:span text:style-name="T2">State 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4" draw:layer="layout" svg:width="1.905cm" svg:height="0.635cm" svg:x="12.8cm" svg:y="18.33cm">
            <text:p text:style-name="P1"><text:span text:style-name="T2">State 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4" draw:layer="layout" svg:width="1.905cm" svg:height="0.635cm" svg:x="7.801cm" svg:y="18.356cm">
            <text:p text:style-name="P1"><text:span text:style-name="T2">State 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4" draw:layer="layout" svg:width="1.905cm" svg:height="0.635cm" svg:x="10.261cm" svg:y="18.356cm">
            <text:p text:style-name="P1"><text:span text:style-name="T2">State 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4" draw:layer="layout" svg:width="1.905cm" svg:height="0.635cm" svg:x="15.341cm" svg:y="18.382cm">
            <text:p text:style-name="P1"><text:span text:style-name="T2">State 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3" draw:style-name="dp1" draw:master-page-name="Default">
        <draw:g>
          <draw:frame draw:style-name="gr6" draw:text-style-name="P3" draw:layer="layout" svg:width="3.175cm" svg:height="0.885cm" svg:x="16.24cm" svg:y="12.637cm">
            <draw:text-box>
              <text:p><text:span text:style-name="T2">transaction</text:span></text:p>
            </draw:text-box>
          </draw:frame>
          <draw:line draw:style-name="gr2" draw:text-style-name="P1" draw:layer="layout" svg:x1="2.27cm" svg:y1="12.252cm" svg:x2="19.415cm" svg:y2="12.252cm">
            <text:p/>
          </draw:line>
          <draw:line draw:style-name="gr3" draw:text-style-name="P1" draw:layer="layout" svg:x1="3.519cm" svg:y1="11.835cm" svg:x2="3.54cm" svg:y2="12.252cm">
            <text:p/>
          </draw:line>
          <draw:line draw:style-name="gr3" draw:text-style-name="P1" draw:layer="layout" svg:x1="6.059cm" svg:y1="11.835cm" svg:x2="6.08cm" svg:y2="12.252cm">
            <text:p/>
          </draw:line>
          <draw:line draw:style-name="gr3" draw:text-style-name="P1" draw:layer="layout" svg:x1="8.599cm" svg:y1="11.835cm" svg:x2="8.62cm" svg:y2="12.252cm">
            <text:p/>
          </draw:line>
          <draw:line draw:style-name="gr3" draw:text-style-name="P1" draw:layer="layout" svg:x1="11.139cm" svg:y1="11.835cm" svg:x2="11.16cm" svg:y2="12.252cm">
            <text:p/>
          </draw:line>
          <draw:line draw:style-name="gr3" draw:text-style-name="P1" draw:layer="layout" svg:x1="13.679cm" svg:y1="11.835cm" svg:x2="13.7cm" svg:y2="12.252cm">
            <text:p/>
          </draw:line>
          <draw:line draw:style-name="gr3" draw:text-style-name="P1" draw:layer="layout" svg:x1="16.24cm" svg:y1="11.835cm" svg:x2="16.261cm" svg:y2="12.252cm">
            <text:p/>
          </draw:line>
        </draw:g>
        <draw:custom-shape draw:style-name="gr10" draw:text-style-name="P4" draw:id="id13" draw:layer="layout" svg:width="1.905cm" svg:height="0.635cm" svg:x="2.72cm" svg:y="10.776cm">
          <text:p text:style-name="P1"><text:span text:style-name="T2">Stat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1.905cm" svg:height="0.635cm" svg:x="5.181cm" svg:y="10.776cm">
          <text:p text:style-name="P1"><text:span text:style-name="T2">Stat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1.905cm" svg:height="0.635cm" svg:x="12.8cm" svg:y="10.75cm">
          <text:p text:style-name="P1"><text:span text:style-name="T2">State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1.905cm" svg:height="0.635cm" svg:x="7.801cm" svg:y="10.776cm">
          <text:p text:style-name="P1"><text:span text:style-name="T2">State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1.905cm" svg:height="0.635cm" svg:x="10.261cm" svg:y="10.776cm">
          <text:p text:style-name="P1"><text:span text:style-name="T2">State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1.905cm" svg:height="0.635cm" svg:x="15.341cm" svg:y="10.802cm">
          <text:p text:style-name="P1"><text:span text:style-name="T2">State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id="id14" draw:layer="layout" svg:width="2.783cm" svg:height="1.646cm" svg:x="2.297cm" svg:y="8.422cm">
          <text:p text:style-name="P1"><text:span text:style-name="T2">Policy mod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line" svg:x1="3.672cm" svg:y1="10.776cm" svg:x2="3.688cm" svg:y2="10.068cm" draw:start-shape="id13" draw:start-glue-point="0" draw:end-shape="id14" draw:end-glue-point="8" svg:d="m3672 10776 16-708">
          <text:p/>
        </draw:connector>
        <draw:custom-shape draw:style-name="gr13" draw:text-style-name="P4" draw:id="id15" draw:layer="layout" svg:width="4.021cm" svg:height="0.979cm" svg:x="1.694cm" svg:y="6.68cm">
          <text:p text:style-name="P1"><text:span text:style-name="T2"><text:s/></text:span><text:span text:style-name="T2">Proposed poli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2" draw:text-style-name="P4" draw:layer="layout" draw:type="line" svg:x1="3.688cm" svg:y1="8.422cm" svg:x2="3.704cm" svg:y2="7.659cm" draw:start-shape="id14" draw:start-glue-point="4" draw:end-shape="id15" draw:end-glue-point="6" svg:d="m3688 8422 16-763">
          <text:p/>
        </draw:connector>
        <draw:custom-shape draw:style-name="gr10" draw:text-style-name="P4" draw:layer="layout" svg:width="4.021cm" svg:height="0.979cm" svg:x="1.748cm" svg:y="5.173cm">
          <text:p text:style-name="P1"><text:span text:style-name="T2"><text:s/></text:span><text:span text:style-name="T2">log poli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4" draw:layer="layout" svg:width="4.021cm" svg:height="0.979cm" svg:x="1.749cm" svg:y="3.474cm">
          <text:p text:style-name="P1"><text:span text:style-name="T2"><text:s/></text:span><text:span text:style-name="T2">Help effective?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ccff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lowchart" style:family="graphic" style:parent-style-name="standard">
      <style:graphic-properties draw:stroke="solid" draw:stroke-dash="Dash_20_1" svg:stroke-width="0.025cm" svg:stroke-color="#000000" draw:marker-start-width="0.237cm" draw:marker-start-center="false" draw:marker-end="Arrow" draw:marker-end-width="0.237cm" draw:marker-end-center="false" svg:stroke-opacity="100%" draw:stroke-linejoin="round" draw:fill="solid" draw:fill-color="#e6e6ff" draw:secondary-fill-color="#99ccff" draw:fill-gradient-name="Gradient_20_7" draw:gradient-step-count="0" draw:fill-hatch-name="Hatch_20_4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8cm" fo:padding-bottom="0.138cm" fo:padding-left="0.263cm" fo:padding-right="0.26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>
        <text:list-style style:name="flowchar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LGC Sans'" style:font-family-generic-asian="system" style:font-pitch-asian="variable" style:font-size-asian="10pt" style:language-asian="zh" style:country-asian="CN" style:font-style-asian="normal" style:font-weight-asian="normal" style:font-family-complex="'DejaVu LGC Sans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6-22T10:24:29</meta:creation-date>
    <dc:date>2012-07-10T20:58:01</dc:date>
    <meta:editing-duration>PT29H48M53S</meta:editing-duration>
    <meta:editing-cycles>15</meta:editing-cycles>
    <meta:generator>OpenOffice.org/3.1$Linux OpenOffice.org_project/310m19$Build-9420</meta:generator>
    <meta:document-statistic meta:object-count="85"/>
  </office:meta>
</office:document-meta>
</file>